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3.466cm" style:rel-column-width="13362*"/>
    </style:style>
    <style:style style:name="表格1.B" style:family="table-column">
      <style:table-column-properties style:column-width="1.535cm" style:rel-column-width="5916*"/>
    </style:style>
    <style:style style:name="表格1.C" style:family="table-column">
      <style:table-column-properties style:column-width="4.815cm" style:rel-column-width="18564*"/>
    </style:style>
    <style:style style:name="表格1.D" style:family="table-column">
      <style:table-column-properties style:column-width="5.978cm" style:rel-column-width="23046*"/>
    </style:style>
    <style:style style:name="表格1.E" style:family="table-column">
      <style:table-column-properties style:column-width="1.205cm" style:rel-column-width="4647*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E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1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use-window-font-color="true" style:font-name="Times New Roman1" fo:font-size="12pt" fo:language="en" fo:country="US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text-position="-33% 80%" style:font-name="Times New Roman1" fo:font-size="12pt" fo:font-style="italic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 style:text-autospace="none"/>
      <style:text-properties style:text-position="33% 80%" style:font-name="Times New Roman1" fo:font-size="12pt" fo:font-style="italic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text-position="33% 80%"/>
    </style:style>
    <style:style style:name="T4" style:family="text">
      <style:text-properties style:text-position="33% 80%" fo:font-style="italic"/>
    </style:style>
    <style:style style:name="T5" style:family="text">
      <style:text-properties fo:font-style="italic"/>
    </style:style>
    <style:style style:name="T6" style:family="text">
      <style:text-properties style:text-position="0% 100%"/>
    </style:style>
    <style:style style:name="T7" style:family="text">
      <style:text-properties style:text-position="-33% 58%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583_23568086"/><text:bookmark-start text:name="__DdeLink__2580_23568086"/>AgentType: <text:span text:style-name="T1">Capital goods producer</text:span></text:p>
      <text:p text:style-name="P3"/>
      <text:p text:style-name="P1"><text:span text:style-name="T1">Capital goods producer is modelled as passive agent in this model, so it does not take any decisions</text:span><text:bookmark-end text:name="__DdeLink__2583_23568086"/><text:bookmark-end text:name="__DdeLink__2580_23568086"/><text:bookmark-start text:name="__DdeLink__2577_23568086"/><text:span text:style-name="T1">,</text:span><text:bookmark-end text:name="__DdeLink__2577_23568086"/><text:span text:style-name="T1"> but it </text:span><text:bookmark-start text:name="__DdeLink__3222_23568086"/><text:span text:style-name="T1">still</text:span><text:bookmark-end text:name="__DdeLink__3222_23568086"/><text:span text:style-name="T1"> has some features of the behavior.</text:span></text:p>
      <text:p text:style-name="P3"/>
      <text:p text:style-name="P3">The main features of the behavior of capital goods producer are summarized as follows:</text:p>
      <text:list xml:id="list31585151" text:style-name="L1">
        <text:list-item>
          <text:p text:style-name="P11">Capital goods producer supplies investment goods infinitely at an exogenously given price.</text:p>
        </text:list-item>
        <text:list-item>
          <text:p text:style-name="P12"><text:span text:style-name="T2">The quality of supplied investment goods increases </text:span><text:bookmark-start text:name="__DdeLink__1869_698817374"/><text:bookmark-start text:name="__DdeLink__642_870015429"/><text:span text:style-name="T2">r</text:span><text:bookmark-end text:name="__DdeLink__642_870015429"/><text:span text:style-name="T2">andomly</text:span><text:bookmark-end text:name="__DdeLink__1869_698817374"/><text:span text:style-name="T2"> over time.</text:span></text:p>
        </text:list-item>
        <text:list-item>
          <text:p text:style-name="P11">Profit of Capital goods producer is uniformly distributed to all households.</text:p>
        </text:list-item>
      </text:list>
      <text:p text:style-name="P2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8">Variable/Parameter</text:p>
          </table:table-cell>
          <table:table-cell table:style-name="表格1.A1" office:value-type="string">
            <text:p text:style-name="P8">Symbol</text:p>
          </table:table-cell>
          <table:table-cell table:style-name="表格1.A1" office:value-type="string">
            <text:p text:style-name="P8">Name (in the sim model)</text:p>
          </table:table-cell>
          <table:table-cell table:style-name="表格1.A1" office:value-type="string">
            <text:p text:style-name="P8">Description</text:p>
          </table:table-cell>
          <table:table-cell table:style-name="表格1.E1" office:value-type="string">
            <text:p text:style-name="P8">Value</text:p>
          </table:table-cell>
        </table:table-row>
        <table:table-row>
          <table:table-cell table:style-name="表格1.A2" office:value-type="string">
            <text:p text:style-name="P4">the <text:bookmark-start text:name="__DdeLink__2594_698817374"/><text:bookmark-start text:name="__DdeLink__2598_698817374"/>q<text:bookmark-end text:name="__DdeLink__2594_698817374"/><text:bookmark-end text:name="__DdeLink__2598_698817374"/>uality of investment goods</text:p>
          </table:table-cell>
          <table:table-cell table:style-name="表格1.A2" office:value-type="string">
            <text:p text:style-name="P6"><text:span text:style-name="T6">q</text:span><text:span text:style-name="T3">inv</text:span><text:bookmark-start text:name="__DdeLink__2675_698817374"/><text:span text:style-name="T7">t</text:span><text:bookmark-end text:name="__DdeLink__2675_698817374"/></text:p>
          </table:table-cell>
          <table:table-cell table:style-name="表格1.A2" office:value-type="string">
            <text:p text:style-name="P4">qualityOfInvestmentGoods</text:p>
          </table:table-cell>
          <table:table-cell table:style-name="表格1.A2" office:value-type="string">
            <text:p text:style-name="P4">the <text:bookmark-start text:name="__DdeLink__2551_23568086"/>quality of the investment goods<text:bookmark-end text:name="__DdeLink__2551_23568086"/> in period t</text:p>
          </table:table-cell>
          <table:table-cell table:style-name="表格1.E2" office:value-type="string">
            <text:p text:style-name="P9">1.0</text:p>
          </table:table-cell>
        </table:table-row>
        <table:table-row>
          <table:table-cell table:style-name="表格1.A2" office:value-type="string">
            <text:p text:style-name="P4">innovation probability</text:p>
          </table:table-cell>
          <table:table-cell table:style-name="表格1.A2" office:value-type="string">
            <text:p text:style-name="P6"><text:span text:style-name="T6">γ</text:span><text:span text:style-name="T3">inv</text:span></text:p>
          </table:table-cell>
          <table:table-cell table:style-name="表格1.A2" office:value-type="string">
            <text:p text:style-name="P8">innovationProbability</text:p>
          </table:table-cell>
          <table:table-cell table:style-name="表格1.A2" office:value-type="string">
            <text:p text:style-name="P10">every period the quality is increased with probability <text:span text:style-name="T5">γ</text:span><text:span text:style-name="T4">inv</text:span> ∈ (0,1) where with probability <text:span text:style-name="T5">(1-γ</text:span><text:span text:style-name="T4">inv</text:span><text:span text:style-name="T5">)</text:span> there is no change of quality</text:p>
          </table:table-cell>
          <table:table-cell table:style-name="表格1.E2" office:value-type="string">
            <text:p text:style-name="P9">0.1</text:p>
          </table:table-cell>
        </table:table-row>
        <table:table-row>
          <table:table-cell table:style-name="表格1.A2" office:value-type="string">
            <text:p text:style-name="P4">the price of investment good</text:p>
          </table:table-cell>
          <table:table-cell table:style-name="表格1.A2" office:value-type="string">
            <text:p text:style-name="P7"><text:span text:style-name="T6">p</text:span>inv</text:p>
          </table:table-cell>
          <table:table-cell table:style-name="表格1.A2" office:value-type="string">
            <text:p text:style-name="P4">priceOfInvestmentGood</text:p>
          </table:table-cell>
          <table:table-cell table:style-name="表格1.A2" office:value-type="string">
            <text:p text:style-name="P4">the price of an investment good</text:p>
          </table:table-cell>
          <table:table-cell table:style-name="表格1.E2" office:value-type="string">
            <text:p text:style-name="P9">100.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20M37S</meta:editing-duration>
    <meta:editing-cycles>35</meta:editing-cycles>
    <meta:generator>OpenOffice.org/3.2$Win32 OpenOffice.org_project/320m18$Build-9502</meta:generator>
    <dc:date>2011-06-01T11:47:08.34</dc:date>
    <dc:creator>Gerd Wagner</dc:creator>
    <meta:document-statistic meta:table-count="1" meta:image-count="0" meta:object-count="0" meta:page-count="1" meta:paragraph-count="26" meta:word-count="147" meta:character-count="951"/>
    <meta:user-defined meta:name="Info 1"/>
    <meta:user-defined meta:name="Info 2"/>
    <meta:user-defined meta:name="Info 3"/>
    <meta:user-defined meta:name="Info 4"/>
  </office:meta>
</office:document-meta>
</file>